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4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7917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command.png</text:p>
          </table:table-cell>
          <table:table-cell office:value-type="string" calcext:value-type="string">
            <text:p>https://www.svgrepo.com/svg/524458/command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adybug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sercolor.png</text:p>
          </table:table-cell>
          <table:table-cell office:value-type="string" calcext:value-type="string">
            <text:p>https://www.svgrepo.com/svg/454342/account-customize-ma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liders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eyboard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tagcolor.png</text:p>
          </table:table-cell>
          <table:table-cell office:value-type="string" calcext:value-type="string">
            <text:p>https://www.svgrepo.com/svg/501830/tag</text:p>
          </table:table-cell>
          <table:table-cell office:value-type="string" calcext:value-type="string">
            <text:p>Vectors and icons by &lt;a href="https://dribbble.com/asammunir?ref=svgrepo.com" target="_blank"&gt;Asam Munir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etter.png</text:p>
          </table:table-cell>
          <table:table-cell office:value-type="string" calcext:value-type="string">
            <text:p>https://www.svgrepo.com/svg/477055/mail</text:p>
          </table:table-cell>
          <table:table-cell office:value-type="string" calcext:value-type="string">
            <text:p>Vectors and icons by &lt;a href="https://dribbble.com/strayguy?ref=svgrepo.com" target="_blank"&gt;Jack Liu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botarmcolor.png</text:p>
          </table:table-cell>
          <table:table-cell office:value-type="string" calcext:value-type="string">
            <text:p>https://www.svgrepo.com/svg/397430/mechanical-arm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calendar.sv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banner.png</text:p>
          </table:table-cell>
          <table:table-cell office:value-type="string" calcext:value-type="string">
            <text:p>https://www.freepik.com/free-photo/jungle-forest-view-tropical-trees-generative-ai_39657349.htm</text:p>
          </table:table-cell>
          <table:table-cell office:value-type="string" calcext:value-type="string">
            <text:p>&lt;a href="https://www.freepik.com/free-photo/jungle-forest-view-tropical-trees-generative-ai_39657349.htm#query=jungle%20wallpaper&amp;position=12&amp;from_view=keyword&amp;track=ais&amp;uuid=126c7818-6bba-4f84-9f20-c85e3955e616"&gt;Image by pvproductions&lt;/a&gt; on Freepik </text:p>
          </table:table-cell>
          <table:table-cell/>
        </table:table-row>
        <table:table-row table:style-name="ro1">
          <table:table-cell office:value-type="string" calcext:value-type="string">
            <text:p>Yin-yang.svg</text:p>
          </table:table-cell>
          <table:table-cell office:value-type="string" calcext:value-type="string">
            <text:p>https://www.svgrepo.com/svg/227607/yin-yang-taois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aterfall.svg</text:p>
          </table:table-cell>
          <table:table-cell office:value-type="string" calcext:value-type="string">
            <text:p>https://www.svgrepo.com/svg/92776/waterfal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books.png</text:p>
          </table:table-cell>
          <table:table-cell office:value-type="string" calcext:value-type="string">
            <text:p>https://www.svgrepo.com/svg/371960/library</text:p>
          </table:table-cell>
          <table:table-cell office:value-type="string" calcext:value-type="string">
            <text:p>Vectors and icons by &lt;a href="https://github.com/vmware/clarity-assets?ref=svgrepo.com" target="_blank"&gt;Vmware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og.png</text:p>
          </table:table-cell>
          <table:table-cell office:value-type="string" calcext:value-type="string">
            <text:p>https://www.svgrepo.com/svg/373814/log</text:p>
          </table:table-cell>
          <table:table-cell office:value-type="string" calcext:value-type="string">
            <text:p>Vectors and icons by &lt;a href="https://github.com/vscode-icons/vscode-icons?ref=svgrepo.com" target="_blank"&gt;Vscode Icon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joystick.png</text:p>
          </table:table-cell>
          <table:table-cell office:value-type="string" calcext:value-type="string">
            <text:p>https://www.svgrepo.com/svg/344949/joysti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g.png</text:p>
          </table:table-cell>
          <table:table-cell office:value-type="string" calcext:value-type="string">
            <text:p>https://www.svgrepo.com/svg/335985/bug</text:p>
          </table:table-cell>
          <table:table-cell office:value-type="string" calcext:value-type="string">
            <text:p>Vectors and icons by &lt;a href="https://github.com/bytedance/IconPark?ref=svgrepo.com" target="_blank"&gt;Iconpark&lt;/a&gt; in MIT License via &lt;a href="https://www.svgrepo.com/" target="_blank"&gt;SVG Repo&lt;/a&gt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 style:data-style-name="N2" text:time-value="07:36:47.0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9T10:22:56.707000000</dc:date>
    <meta:editing-duration>P2DT23H10M5S</meta:editing-duration>
    <meta:editing-cycles>20</meta:editing-cycles>
    <meta:generator>LibreOffice/7.6.0.3$Windows_X86_64 LibreOffice_project/69edd8b8ebc41d00b4de3915dc82f8f0fc3b6265</meta:generator>
    <meta:document-statistic meta:table-count="1" meta:cell-count="235" meta:object-count="0"/>
  </office:meta>
</office:document-meta>
</file>